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486in" table:align="margins"/>
    </style:style>
    <style:style style:name="Table1.A" style:family="table-column">
      <style:table-column-properties style:column-width="6.4486in" style:rel-column-width="65535*"/>
    </style:style>
    <style:style style:name="Table1.A1" style:family="table-cell">
      <style:table-cell-properties fo:background-color="#ffffcc" fo:padding="0.0382in" fo:border="0.05pt solid #000000">
        <style:background-image/>
      </style:table-cell-properties>
    </style:style>
    <style:style style:name="Table1.A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5.2194in" table:align="margins"/>
    </style:style>
    <style:style style:name="Table2.A" style:family="table-column">
      <style:table-column-properties style:column-width="5.2194in" style:rel-column-width="65535*"/>
    </style:style>
    <style:style style:name="Table2.A1" style:family="table-cell">
      <style:table-cell-properties fo:background-color="#ffffcc" fo:padding="0.0382in" fo:border="0.05pt solid #000000">
        <style:background-image/>
      </style:table-cell-properties>
    </style:style>
    <style:style style:name="Table2.A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4486in" table:align="margins"/>
    </style:style>
    <style:style style:name="Table3.A" style:family="table-column">
      <style:table-column-properties style:column-width="6.4486in" style:rel-column-width="65535*"/>
    </style:style>
    <style:style style:name="Table3.A1" style:family="table-cell">
      <style:table-cell-properties fo:background-color="#ffffcc" fo:padding="0.0382in" fo:border="0.05pt solid #000000">
        <style:background-image/>
      </style:table-cell-properties>
    </style:style>
    <style:style style:name="Table3.A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5.2194in" table:align="margins"/>
    </style:style>
    <style:style style:name="Table4.A" style:family="table-column">
      <style:table-column-properties style:column-width="5.2194in" style:rel-column-width="65535*"/>
    </style:style>
    <style:style style:name="Table4.A1" style:family="table-cell">
      <style:table-cell-properties fo:background-color="#ffffcc" fo:padding="0.0382in" fo:border="0.05pt solid #000000">
        <style:background-image/>
      </style:table-cell-properties>
    </style:style>
    <style:style style:name="Table4.A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Lucida Console" fo:font-weight="bold" officeooo:rsid="0011ef2a" officeooo:paragraph-rsid="0011ef2a" style:font-weight-asian="bold" style:font-weight-complex="bold"/>
    </style:style>
    <style:style style:name="P2" style:family="paragraph" style:parent-style-name="Table_20_Contents">
      <style:text-properties style:font-name="Lucida Console" officeooo:rsid="0011ef2a" officeooo:paragraph-rsid="0011ef2a"/>
    </style:style>
    <style:style style:name="P3" style:family="paragraph" style:parent-style-name="Table_20_Contents">
      <style:text-properties style:font-name="Lucida Console" officeooo:rsid="0011ef2a" officeooo:paragraph-rsid="00150d7e"/>
    </style:style>
    <style:style style:name="P4" style:family="paragraph" style:parent-style-name="Table_20_Contents">
      <style:text-properties style:font-name="Lucida Console" officeooo:rsid="0013d8c0" officeooo:paragraph-rsid="0011ef2a"/>
    </style:style>
    <style:style style:name="P5" style:family="paragraph" style:parent-style-name="Table_20_Contents">
      <style:text-properties style:font-name="Lucida Console" officeooo:rsid="0013d8c0" officeooo:paragraph-rsid="0013d8c0"/>
    </style:style>
    <style:style style:name="P6" style:family="paragraph" style:parent-style-name="Table_20_Contents">
      <style:text-properties style:font-name="Lucida Console" officeooo:rsid="00150d7e" officeooo:paragraph-rsid="00150d7e"/>
    </style:style>
    <style:style style:name="T1" style:family="text">
      <style:text-properties officeooo:rsid="0013d8c0"/>
    </style:style>
    <style:style style:name="T2" style:family="text">
      <style:text-properties officeooo:rsid="0014906c"/>
    </style:style>
    <style:style style:name="T3" style:family="text">
      <style:text-properties officeooo:rsid="00150d7e"/>
    </style:style>
    <style:style style:name="T4" style:family="text">
      <style:text-properties officeooo:rsid="0015ef91"/>
    </style:style>
    <style:style style:name="T5" style:family="text">
      <style:text-properties officeooo:rsid="0017b7de"/>
    </style:style>
    <style:style style:name="fr1" style:family="graphic" style:parent-style-name="Frame">
      <style:graphic-properties fo:margin-left="0.0791in" fo:margin-right="0.0791in" fo:margin-top="0.0791in" fo:margin-bottom="0.0791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.0791in" fo:margin-right="0.0791in" fo:margin-top="0.0791in" fo:margin-bottom="0.0791in" style:wrap="parallel" style:number-wrapped-paragraphs="no-limit" style:vertical-pos="from-top" style:vertical-rel="paragraph" style:horizontal-pos="center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0.2382in" svg:y="0.1362in" svg:width="6.4484in" draw:z-index="0"><draw:text-box fo:min-height="1.3028in"><table:table table:name="Table1" table:style-name="Table1"><table:table-column table:style-name="Table1.A"/><table:table-row><table:table-cell table:style-name="Table1.A1" office:value-type="string"><text:p text:style-name="P1"><text:span text:style-name="T1">Boy</text:span>Scout</text:p></table:table-cell></table:table-row><table:table-row><table:table-cell table:style-name="Table1.A2" office:value-type="string"><text:p text:style-name="P2">- <text:span text:style-name="T1">Boys</text:span>Activities : <text:span text:style-name="T4">Set</text:span>&lt;<text:span text:style-name="T4">String</text:span>&gt;</text:p></table:table-cell></table:table-row><table:table-row><table:table-cell table:style-name="Table1.A2" office:value-type="string"><text:p text:style-name="P2">+ <text:span text:style-name="T1">Boy</text:span>Scout ( name : String )</text:p><text:p text:style-name="P5">+ AddBoysActivity ( activity : <text:span text:style-name="T4">String</text:span> )</text:p><text:p text:style-name="P2"><text:span text:style-name="T1">+</text:span> AddActivity (activity : Activity, score : Byte) : <text:span text:style-name="T1">BoyScout</text:span></text:p><text:p text:style-name="P5">+ Print (number : int)</text:p></table:table-cell></table:table-row></table:table><text:p text:style-name="Frame_20_contents"/></draw:text-box></draw:frame><draw:frame draw:style-name="fr2" draw:name="Frame2" text:anchor-type="paragraph" svg:y="1.8236in" svg:width="5.2193in" draw:z-index="1"><draw:text-box fo:min-height="1.6457in"><table:table table:name="Table2" table:style-name="Table2"><table:table-column table:style-name="Table2.A"/><table:table-row><table:table-cell table:style-name="Table2.A1" office:value-type="string"><text:p text:style-name="P1">Scout</text:p></table:table-cell></table:table-row><table:table-row><table:table-cell table:style-name="Table2.A2" office:value-type="string"><text:p text:style-name="P2">+ Name: String</text:p><text:p text:style-name="P2">- Activities : Dictionary&lt;<text:span text:style-name="T4">String</text:span>, Byte&gt;</text:p></table:table-cell></table:table-row><table:table-row><table:table-cell table:style-name="Table2.A2" office:value-type="string"><text:p text:style-name="P2">+ Scout ( name : String )</text:p><text:p text:style-name="P2"><text:span text:style-name="T1">#</text:span> AddActivity (activity : <text:span text:style-name="T4">String</text:span>, score : Byte)</text:p><text:p text:style-name="P6">+ GetActivities () : </text:p><text:p text:style-name="P5"># Print (number : int)</text:p><text:p text:style-name="P5">+ PrintActivities () : int</text:p></table:table-cell></table:table-row></table:table><text:p text:style-name="Frame_20_contents"/></draw:text-box></draw:frame><draw:frame draw:style-name="fr2" draw:name="Frame3" text:anchor-type="paragraph" svg:y="3.7547in" svg:width="6.4484in" draw:z-index="2"><draw:text-box fo:min-height="1.3028in"><table:table table:name="Table3" table:style-name="Table3"><table:table-column table:style-name="Table3.A"/><table:table-row><table:table-cell table:style-name="Table3.A1" office:value-type="string"><text:p text:style-name="P1"><text:span text:style-name="T1">Girl</text:span>Scout</text:p></table:table-cell></table:table-row><table:table-row><table:table-cell table:style-name="Table3.A2" office:value-type="string"><text:p text:style-name="P2">- <text:span text:style-name="T1">Girls</text:span>Activities : <text:span text:style-name="T4">Set</text:span>&lt;<text:span text:style-name="T4">String</text:span>&gt;</text:p></table:table-cell></table:table-row><table:table-row><table:table-cell table:style-name="Table3.A2" office:value-type="string"><text:p text:style-name="P2">+ <text:span text:style-name="T1">Girl</text:span>Scout ( name : String )</text:p><text:p text:style-name="P5">+ AddGirlsActivity ( activity : <text:span text:style-name="T4">String</text:span> )</text:p><text:p text:style-name="P2"><text:span text:style-name="T1">+</text:span> AddActivity (activity : <text:span text:style-name="T4">String</text:span>, score : Byte) : <text:span text:style-name="T1">BoyScout</text:span></text:p><text:p text:style-name="P5">+ Print (number : int)</text:p></table:table-cell></table:table-row></table:table><text:p text:style-name="Frame_20_contents"/></draw:text-box></draw:frame><draw:frame draw:style-name="fr1" draw:name="Frame4" text:anchor-type="paragraph" svg:x="1.0193in" svg:y="5.3756in" svg:width="5.2193in" draw:z-index="3"><draw:text-box fo:min-height="1.6457in"><table:table table:name="Table4" table:style-name="Table4"><table:table-column table:style-name="Table4.A"/><table:table-row><table:table-cell table:style-name="Table4.A1" office:value-type="string"><text:p text:style-name="P1">Scout<text:span text:style-name="T2">Camp</text:span></text:p></table:table-cell></table:table-row><table:table-row><table:table-cell table:style-name="Table4.A2" office:value-type="string"><text:p text:style-name="P2">+ <text:span text:style-name="T3">ALL</text:span>: <text:span text:style-name="T3">Byte</text:span></text:p><text:p text:style-name="P3">+ <text:span text:style-name="T3">BOY</text:span>: <text:span text:style-name="T3">Byte</text:span></text:p><text:p text:style-name="P3">+ <text:span text:style-name="T3">GIRL</text:span>: <text:span text:style-name="T3">Byte</text:span></text:p><text:p text:style-name="P2">- <text:span text:style-name="T3">ScoutList</text:span> : <text:span text:style-name="T3">List</text:span>&lt;<text:span text:style-name="T3">Scout</text:span>&gt;</text:p></table:table-cell></table:table-row><table:table-row><table:table-cell table:style-name="Table4.A2" office:value-type="string"><text:p text:style-name="P2">+ S<text:span text:style-name="T3">howMenu</text:span> ()</text:p><text:p text:style-name="P2">- <text:span text:style-name="T3">AddNewScout ()</text:span></text:p><text:p text:style-name="P2">- <text:span text:style-name="T5">ShowActivitiesMenu ()</text:span></text:p><text:p text:style-name="P2">- <text:span text:style-name="T3">ShowDisplayScoutsMenu ()</text:span></text:p><text:p text:style-name="P2">- <text:span text:style-name="T3">DisplayScouts (mode : Byte, message : String)</text:span></text:p><text:p text:style-name="P2">- <text:span text:style-name="T5">GetScoutByIndex (index : int) : Scout</text:span></text:p><text:p text:style-name="P4"/><text:p text:style-name="P6">+ AddFooData ()</text:p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1:27:34.155000000</meta:creation-date>
    <dc:date>2016-07-28T14:04:17.491000000</dc:date>
    <meta:editing-duration>PT1H23M56S</meta:editing-duration>
    <meta:editing-cycles>4</meta:editing-cycles>
    <meta:generator>LibreOffice/5.1.2.2$Windows_x86 LibreOffice_project/d3bf12ecb743fc0d20e0be0c58ca359301eb705f</meta:generator>
    <meta:document-statistic meta:table-count="4" meta:image-count="0" meta:object-count="0" meta:page-count="1" meta:paragraph-count="32" meta:word-count="150" meta:character-count="822" meta:non-whitespace-character-count="703"/>
  </office:meta>
</office:document-meta>
</file>